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F00000286A9AD0240.png"/>
  <manifest:file-entry manifest:media-type="image/png" manifest:full-path="Pictures/100002010000025800000113AE14B590.png"/>
  <manifest:file-entry manifest:media-type="image/png" manifest:full-path="Pictures/100000000000036300000234AC003B18.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000000003A00000033F6A053B4D.png"/>
  <manifest:file-entry manifest:media-type="image/png" manifest:full-path="Pictures/10000000000000CC000000A8BF43A439.png"/>
  <manifest:file-entry manifest:media-type="image/png" manifest:full-path="Pictures/100002010000024A0000013EAC6E7820.png"/>
  <manifest:file-entry manifest:media-type="image/png" manifest:full-path="Pictures/1000020100000252000001736D435F9F.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20100000254000001724935CD3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0000000025200000175EDAAF87B.png"/>
  <manifest:file-entry manifest:media-type="image/png" manifest:full-path="Pictures/10000201000002520000013EE4DBCC1F.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0000000037600000247EAAD5856.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000000003B5000002FF1A0322B3.png"/>
  <manifest:file-entry manifest:media-type="image/png" manifest:full-path="Pictures/1000000000000131000000B98F862FE2.png"/>
  <manifest:file-entry manifest:media-type="image/png" manifest:full-path="Pictures/10000201000002550000017409D55F3A.png"/>
  <manifest:file-entry manifest:media-type="image/png" manifest:full-path="Pictures/10000000000003B70000030EEB7A6E1A.png"/>
  <manifest:file-entry manifest:media-type="image/png" manifest:full-path="Pictures/10000201000000EC0000011743725642.png"/>
  <manifest:file-entry manifest:media-type="image/png" manifest:full-path="Pictures/10000201000001DF000000F0A4F8AC98.png"/>
  <manifest:file-entry manifest:media-type="image/png" manifest:full-path="Pictures/10000201000002570000017473CE9F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174in" fo:margin-left="0.2681in" fo:margin-right="1.1076in" table:align="margins" fo:keep-with-next="always"/>
    </style:style>
    <style:style style:name="Table127.A" style:family="table-column">
      <style:table-column-properties style:column-width="2.8708in" style:rel-column-width="35382*"/>
    </style:style>
    <style:style style:name="Table127.B" style:family="table-column">
      <style:table-column-properties style:column-width="2.4465in" style:rel-column-width="30153*"/>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hadow="none" fo:keep-with-next="auto"/>
    </style:style>
    <style:style style:name="P5" style:family="paragraph" style:parent-style-name="OOoTextBody" style:master-page-name="">
      <style:paragraph-properties style:page-number="auto" fo:keep-with-next="auto"/>
    </style:style>
    <style:style style:name="P6" style:family="paragraph" style:parent-style-name="OOoDefinition" style:master-page-name="">
      <style:paragraph-properties style:page-number="auto" fo:keep-with-next="auto"/>
    </style:style>
    <style:style style:name="P7" style:family="paragraph" style:parent-style-name="OOoTextBody_5f_ListIntro" style:master-page-name="">
      <style:paragraph-properties style:page-number="auto" fo:keep-with-next="alway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fo:orphans="0" fo:widows="0" style:page-number="auto" fo:keep-with-next="always"/>
    </style:style>
    <style:style style:name="P10" style:family="paragraph" style:parent-style-name="OOoFigure" style:master-page-name="">
      <style:paragraph-properties style:page-number="auto"/>
    </style:style>
    <style:style style:name="P11" style:family="paragraph" style:parent-style-name="OOoTextBody_5f_ListIntro" style:master-page-name="">
      <style:paragraph-properties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Definition">
      <style:paragraph-properties loext:contextual-spacing="false"/>
    </style:style>
    <style:style style:name="P15" style:family="paragraph" style:parent-style-name="OOoFigureCaption">
      <style:paragraph-properties fo:text-align="center" style:justify-single-word="false"/>
    </style:style>
    <style:style style:name="P16" style:family="paragraph" style:parent-style-name="OOoFigure" style:master-page-name="">
      <style:paragraph-properties loext:contextual-spacing="false" fo:margin-top="0.0827in" fo:margin-bottom="0.161in" style:page-number="auto"/>
    </style:style>
    <style:style style:name="P17" style:family="paragraph" style:parent-style-name="OOoFigure">
      <style:paragraph-properties loext:contextual-spacing="false" fo:margin-top="0.0429in" fo:margin-bottom="0.0429in"/>
    </style:style>
    <style:style style:name="P18" style:family="paragraph" style:parent-style-name="OOoTextBody" style:master-page-name="">
      <style:paragraph-properties loext:contextual-spacing="false" fo:margin-top="0.0429in" fo:margin-bottom="0.0429in" style:page-number="auto"/>
    </style:style>
    <style:style style:name="P19" style:family="paragraph" style:parent-style-name="OOoFigure" style:master-page-name="">
      <style:paragraph-properties loext:contextual-spacing="false" fo:margin-top="0.0429in" fo:margin-bottom="0.0827in" style:page-number="auto"/>
    </style:style>
    <style:style style:name="P20" style:family="paragraph" style:parent-style-name="OOoFigure" style:master-page-name="">
      <style:paragraph-properties loext:contextual-spacing="false" fo:margin-top="0.0043in" fo:margin-bottom="0.0827in" style:page-number="auto"/>
    </style:style>
    <style:style style:name="P21" style:family="paragraph" style:parent-style-name="OOoDefinition">
      <style:paragraph-properties loext:contextual-spacing="false" fo:margin-top="0in" fo:margin-bottom="0.0429in"/>
    </style:style>
    <style:style style:name="P22" style:family="paragraph" style:parent-style-name="OOoDefinitionTerm">
      <style:text-properties fo:font-weight="bold"/>
    </style:style>
    <style:style style:name="P23" style:family="paragraph" style:parent-style-name="OOoTextBody">
      <style:paragraph-properties fo:text-align="start" style:justify-single-word="false"/>
    </style:style>
    <style:style style:name="P24" style:family="paragraph" style:parent-style-name="OOoTextBody">
      <style:paragraph-properties fo:text-align="center" style:justify-single-word="false"/>
    </style:style>
    <style:style style:name="P25" style:family="paragraph" style:parent-style-name="Standard">
      <style:paragraph-properties loext:contextual-spacing="false" fo:margin-top="0in" fo:margin-bottom="0.0591in"/>
    </style:style>
    <style:style style:name="P26" style:family="paragraph" style:parent-style-name="OOoNum_20_123_20_Cont." style:list-style-name="OOoNum_20_123"/>
    <style:style style:name="P27" style:family="paragraph" style:parent-style-name="OOoNum_20_123_20_Start" style:master-page-name="">
      <style:paragraph-properties style:page-number="auto" fo:keep-with-next="always"/>
    </style:style>
    <style:style style:name="P28" style:family="paragraph" style:parent-style-name="OOoNum_20_123_20_Start">
      <style:paragraph-properties text:number-lines="false" text:line-number="0"/>
    </style:style>
    <style:style style:name="P29" style:family="paragraph" style:parent-style-name="OOoHeading_20_2" style:master-page-name="">
      <style:paragraph-properties style:page-number="auto" fo:keep-with-next="always"/>
    </style:style>
    <style:style style:name="P30" style:family="paragraph" style:parent-style-name="OOoHeading_20_0" style:master-page-name="OOoPageStyle">
      <style:paragraph-properties style:page-number="auto"/>
    </style:style>
    <style:style style:name="P31" style:family="paragraph" style:parent-style-name="OOoHeading_20_1" style:master-page-name="">
      <style:paragraph-properties style:page-number="auto" fo:break-before="column"/>
    </style:style>
    <style:style style:name="P32" style:family="paragraph" style:parent-style-name="OOoHeading_20_1" style:master-page-name="">
      <style:paragraph-properties style:page-number="auto" fo:break-before="auto" fo:break-after="auto"/>
    </style:style>
    <style:style style:name="P33" style:family="paragraph" style:parent-style-name="OOoList_20_1_20_Start" style:master-page-name="">
      <style:paragraph-properties style:page-number="auto" fo:keep-with-next="always"/>
    </style:style>
    <style:style style:name="P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style:font-name="DejaVu Serif" fo:font-size="11pt"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Chapter <text:span text:style-name="OOoChapterNumber">11</text:span> <text:line-break/>Setting Up and Customizing Apache OpenOffice</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rame262" text:anchor-type="as-char" svg:width="3.5508in" draw:z-index="0"><draw:text-box fo:min-height="2.6008in"><text:p text:style-name="OOoFigureCaption"><draw:frame draw:style-name="fr12" draw:name="Image3" text:anchor-type="paragraph" svg:width="3.4402in" svg:height="3.2291in" draw:z-index="15"><draw:image xlink:href="Pictures/10000201000001770000016023C569F4.png" xlink:type="simple" xlink:show="embed" xlink:actuate="onLoad"/></draw:frame>Figure <text:sequence text:ref-name="refFigure0" text:name="Figure" text:formula="ooow:Figure+1" style:num-format="1">1</text:sequence>: OpenOffice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8">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6"><draw:frame draw:style-name="fr2" draw:name="Frame263" text:anchor-type="as-char" svg:width="5.4925in" draw:z-index="1"><draw:text-box fo:min-height="2.7866in"><text:p text:style-name="OOoFigureCaption"><draw:frame draw:style-name="fr13" draw:name="Image4" text:anchor-type="paragraph" svg:x="0.0335in" svg:y="0in" svg:width="5.4591in" svg:height="2.5563in" draw:z-index="2"><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8">The options on the <text:span text:style-name="OOoEmphasis">OpenOffice – General</text:span> page are described below.</text:p>
      <text:p text:style-name="OOoFigure"><draw:frame draw:style-name="fr2" draw:name="Frame264" text:anchor-type="as-char" svg:width="5.4972in" draw:z-index="5"><draw:text-box fo:min-height="3.1945in"><text:p text:style-name="OOoFigureCaption"><draw:frame draw:style-name="fr14" draw:name="Image5" text:anchor-type="paragraph" svg:width="5.4492in" svg:height="2.9543in" draw:z-index="6"><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Tips</text:p>
      <text:p text:style-name="P6">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6">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927041492"/>Help Agent<text:alphabetical-index-mark-end text:id="IMark927041492"/></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926992616"/>high contrast<text:alphabetical-index-mark-end text:id="IMark926992616"/>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926992616"/>Open/Save dialogs<text:alphabetical-index-mark-end text:id="IMark926992616"/></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8">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927041492"/>two-digit years<text:alphabetical-index-mark-end text:id="IMark927041492"/>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rame265" text:anchor-type="as-char" svg:width="5.6457in" draw:z-index="7"><draw:text-box fo:min-height="2.9063in"><text:p text:style-name="OOoFigureCaption"><draw:frame draw:style-name="fr15" draw:name="Image6" text:anchor-type="paragraph" svg:x="0.0327in" svg:y="0in" svg:width="5.6091in" svg:height="2.6772in" draw:z-index="8"><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7567494543275063297"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8">The options on the OpenOffice – View page affect the way the document window looks and behaves. Some of these options are described below. Set them to suit your personal preferences.</text:p>
      <text:p text:style-name="OOoFigure"><draw:frame draw:style-name="fr3" draw:name="Frame266" text:anchor-type="as-char" svg:y="-3.2528in" svg:width="5.6929in" draw:z-index="18"><draw:text-box fo:min-height="3.0425in"><text:p text:style-name="OOoFigureCaption"><draw:frame draw:style-name="fr15" draw:name="Image7" text:anchor-type="paragraph" svg:x="0in" svg:y="0in" svg:width="5.6929in" svg:height="2.828in" draw:z-index="19"><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926992616"/> in menus<text:alphabetical-index-mark-end text:id="IMark926992616"/></text:p>
      <text:p text:style-name="OOoDefinition">Causes icons as well as words to be visible 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3"><draw:frame draw:style-name="fr16" draw:name="graphics409" text:anchor-type="as-char" svg:width="2.6984in" svg:height="1.6402in" draw:z-index="20"><draw:image xlink:href="Pictures/1000000000000131000000B98F862FE2.png" xlink:type="simple" xlink:show="embed" xlink:actuate="onLoad"/></draw:frame></text:p>
          </table:table-cell>
          <table:table-cell table:style-name="Table127.A1" office:value-type="string">
            <text:p text:style-name="P24"><draw:frame draw:style-name="fr16" draw:name="graphics410" text:anchor-type="as-char" svg:width="2.0201in" svg:height="1.6598in" draw:z-index="21"><draw:image xlink:href="Pictures/10000000000000CC000000A8BF43A439.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1">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tr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1">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3">Automatic scrolling—dragging</text:span></text:span> while pressing the middle mouse button shifts the view.</text:p>
        </text:list-item>
      </text:list>
      <text:list xml:id="list34747061" text:continue-list="list7567494543275063297" text:style-name="OOoBullets_20_1">
        <text:list-item>
          <text:p text:style-name="OOoList_20_1_20_End"><text:span text:style-name="OOoMenuPath"><text:span text:style-name="T2">Paste clipboard—pressing</text:span></text:span> the middle mouse button inserts the contents of the “Selection <text:alphabetical-index-mark-start text:id="IMark926991944"/>clipboard<text:alphabetical-index-mark-end text:id="IMark926991944"/>”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1">&gt;</text:span></text:span><text:span text:style-name="OOoMenuPath"><text:span text:style-name="T4"> Copy/Cut/Paste</text:span></text:span><text:span text:style-name="OOoMenuPath"><text:span text:style-name="T1">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tr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tr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2">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18">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7"><text:soft-page-break/><draw:frame draw:style-name="fr2" draw:name="Frame267" text:anchor-type="as-char" svg:width="5.5319in" draw:z-index="22"><draw:text-box fo:min-height="3.598in"><text:p text:style-name="OOoFigureCaption"><draw:frame draw:style-name="fr14" draw:name="Image8" text:anchor-type="paragraph" svg:width="5.4492in" svg:height="3.3854in" draw:z-index="23"><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12">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3">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rame268" text:anchor-type="as-char" svg:width="5.389in" draw:z-index="24"><draw:text-box fo:min-height="2.9508in"><text:p text:style-name="OOoFigureCaption"><draw:frame draw:style-name="fr14" draw:name="Image11" text:anchor-type="paragraph" svg:width="5.389in" svg:height="3.3457in" draw:z-index="25"><draw:image xlink:href="Pictures/10000201000002570000017473CE9F56.png" xlink:type="simple" xlink:show="embed" xlink:actuate="onLoad"/></draw:frame>Figure <text:sequence text:ref-name="refFigure7" text:name="Figure" text:formula="ooow:Figure+1" style:num-format="1">8</text:sequence>: Viewing the paths of files used by OpenOffice</text:p></draw:text-box></draw:frame> </text:p>
      <text:h text:style-name="OOoHeading_20_2" text:outline-level="3"><text:alphabetical-index-mark text:string-value="color options"/>Color Options</text:h>
      <text:p text:style-name="P13">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rame269" text:anchor-type="as-char" svg:width="5.5717in" draw:z-index="27"><draw:text-box fo:min-height="3.6091in"><text:p text:style-name="OOoFigureCaption"><draw:frame draw:style-name="fr14" draw:name="Image12" text:anchor-type="paragraph" svg:width="5.4772in" svg:height="3.3945in" draw:z-index="28"><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2988337726273088049" text:style-name="OOoNum_20_123">
        <text:list-item text:start-value="1">
          <text:p text:style-name="P27">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70" text:anchor-type="as-char" svg:width="6.0457in" draw:z-index="29"><draw:text-box fo:min-height="4.2339in"><text:p text:style-name="OOoFigureCaption"><draw:frame draw:style-name="fr15" draw:name="Image13" text:anchor-type="paragraph" svg:x="0in" svg:y="0in" svg:width="6.0457in" svg:height="4.0181in" draw:z-index="30"><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options" text:key1="font"/><text:alphabetical-index-mark text:string-value="replacements" text:key1="font"/>Font Options</text:h>
      <text:p text:style-name="P13">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rame272" text:anchor-type="as-char" svg:width="5.6252in" draw:z-index="31"><draw:text-box fo:min-height="3.6972in"><text:p text:style-name="OOoFigureCaption"><draw:frame draw:style-name="fr17" draw:name="Image14" text:anchor-type="char" svg:x="0in" svg:y="0in" svg:width="5.611in" svg:height="3.4835in" draw:z-index="33"><draw:image xlink:href="Pictures/1000020100000254000001724935CD3F.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34736715" text:continue-list="list2988337726273088049" text:style-name="OOoNum_20_123">
        <text:list-item text:start-value="1">
          <text:p text:style-name="OOoNum_20_123_20_Start">Select the <text:span text:style-name="OOoMenuPath">Apply </text:span><text:alphabetical-index-mark text:string-value="replacement table (font)"/><text:alphabetical-index-mark text:string-value="replacement table" text:key1="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rame273" text:anchor-type="as-char" svg:width="5.5681in" draw:z-index="34"><draw:text-box fo:min-height="2.8575in"><text:p text:style-name="OOoFigureCaption"><draw:frame draw:style-name="fr15" draw:name="Image15" text:anchor-type="paragraph" svg:x="0.0362in" svg:y="0in" svg:width="5.5319in" svg:height="2.6272in" draw:z-index="35"><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rame274" text:anchor-type="as-char" svg:width="5.3929in" style:rel-width="81%" svg:height="3.1335in" style:rel-height="scale-min" draw:z-index="36"><draw:text-box><text:p text:style-name="OOoFigureCaption"><draw:frame draw:style-name="fr18" draw:name="Image16" text:anchor-type="paragraph" svg:x="0.0346in" svg:y="0in" svg:width="5.3583in" svg:height="2.9173in" draw:z-index="37"><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808855212"/>Ctrl-click required to follow hyperlinks<text:alphabetical-index-mark-end text:id="IMark808855212"/></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rame275" text:anchor-type="as-char" svg:width="5.6043in" draw:z-index="38"><draw:text-box fo:min-height="3.6937in"><text:p text:style-name="OOoFigureCaption"><draw:frame draw:style-name="fr15" draw:name="Image17" text:anchor-type="paragraph" svg:x="0in" svg:y="0in" svg:width="5.5839in" svg:height="3.4791in" draw:z-index="40"><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4739331" text:continue-list="list34747061"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3">Save, </text:span>type a name in the <text:span text:style-name="OOoEmphasis"><text:span text:style-name="T1">Scheme</text:span></text:span><text:span text:style-name="OOoMenuPath"><text:span text:style-name="T1"> </text:span></text:span>box; then click <text:span text:style-name="OOoMenuPath"><text:span text:style-name="T3">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12"><text:soft-page-break/>Select or deselect the options as required.</text:p>
      <text:p text:style-name="OOoFigure"><draw:frame draw:style-name="fr2" draw:name="Frame276" text:anchor-type="as-char" svg:width="5.6252in" draw:z-index="41"><draw:text-box fo:min-height="2.9752in"><text:p text:style-name="OOoFigureCaption"><draw:frame draw:style-name="fr15" draw:name="Image18" text:anchor-type="paragraph" svg:x="0in" svg:y="0in" svg:width="5.6673in" svg:height="2.5972in" draw:z-index="44"><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alphabetical-index-mark-start text:id="IMark926992184"/><text:reference-mark-start text:name="Java options"/>Java Options<text:reference-mark-end text:name="Java options"/><text:alphabetical-index-mark-end text:id="IMark926992184"/></text:h>
      <text:p text:style-name="P4">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text:soft-page-break/><draw:frame text:anchor-type="as-char" draw:z-index="3" draw:style-name="gr1" draw:text-style-name="P34" svg:width="5.3803in" svg:height="3.5004in"><draw:image xlink:href="Pictures/100000000000036300000234AC003B18.png" xlink:type="simple" xlink:show="embed" xlink:actuate="onLoad"><text:p/></draw:image></draw:frame><draw:frame draw:style-name="fr2" draw:name="Frame277" text:anchor-type="as-char" svg:width="5.4043in" draw:z-index="45"><draw:text-box fo:min-height="0.2827in"><text:p text:style-name="OOoFigureCaption">Figure <text:sequence text:ref-name="refFigure15" text:name="Figure" text:formula="ooow:Figure+1" style:num-format="1">16</text:sequence>: Choosing a Java runtime environment</text:p></draw:text-box></draw:frame></text:p>
      <text:h text:style-name="OOoHeading_20_2" text:outline-level="3"><text:alphabetical-index-mark text:string-value="online update options"/>Online Update Options</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rame278" text:anchor-type="as-char" svg:width="5.4453in" draw:z-index="47"><draw:text-box fo:min-height="3.3827in"><text:p text:style-name="OOoFigureCaption"><draw:frame draw:style-name="fr14" draw:name="Image19" text:anchor-type="paragraph" svg:width="5.4453in" svg:height="3.1693in" draw:z-index="49"><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text:soft-page-break/>Choosing Options for Loading and Saving Documents</text:h>
      <text:p text:style-name="P8">You can set the Load/Save options to suit the way you work.</text:p>
      <text:p text:style-name="P8">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rame279" text:anchor-type="as-char" svg:width="4.0862in" style:rel-width="61%" svg:height="2.2862in" style:rel-height="scale-min" draw:z-index="50"><draw:text-box><text:p text:style-name="OOoFigureCaption"><draw:frame draw:style-name="fr15" draw:name="Image20" text:anchor-type="paragraph" svg:x="0in" svg:y="0in" svg:width="4.0547in" svg:height="2.1102in" draw:z-index="51"><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General <text:alphabetical-index-mark text:string-value="load/save options"/>Load/Save Options</text:h>
      <text:p text:style-name="P12">Most of the choices on the Load/Save—General page are familiar to users of other office suites. Some items of interest are described below.</text:p>
      <text:p text:style-name="OOoFigure"><draw:frame draw:style-name="fr5" draw:name="Frame280" text:anchor-type="as-char" svg:y="-3.6992in" svg:width="5.4984in" draw:z-index="52"><draw:text-box fo:min-height="3.6327in"><text:p text:style-name="OOoFigureCaption"><draw:frame draw:style-name="fr14" draw:name="Image21" text:anchor-type="paragraph" svg:width="5.4681in" svg:height="3.3854in" draw:z-index="53"><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1129974064"/>user-specific settings<text:alphabetical-index-mark-end text:id="IMark1129974064"/>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ext:soft-page-break/>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1129974064"/>printer settings<text:alphabetical-index-mark-end text:id="IMark1129974064"/>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14"><text:alphabetical-index-mark-start text:id="IMark1129974064"/>AutoRecovery<text:alphabetical-index-mark-end text:id="IMark1129974064"/> writes a temporary file that can be used<text:span text:style-name="T9">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p>
      <text:p text:style-name="OOoDefinition">AOO by default saves documents in <text:alphabetical-index-mark-start text:id="IMark1129974064"/>OpenDocument Format<text:alphabetical-index-mark-end text:id="IMark1129974064"/> (ODF) version 1.2 Extended. While this allows for improved functionality, there may be backwards compatibility issues. When a file saved in ODF 1.2 Extended is opened in an earlier version of OpenOffice (using ODF 1.0/1.1), som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p>
      <text:p text:style-name="OOoDefinition">OpenOffice's documents are <text:alphabetical-index-mark-start text:id="IMark1129974064"/>XML<text:alphabetical-index-mark-end text:id="IMark1129974064"/>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it cannot save in those formats. </text:p>
          </table:table-cell>
        </table:table-row>
      </table:table>
      <text:h text:style-name="OOoHeading_20_2" text:outline-level="3"><text:soft-page-break/><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19"><draw:frame draw:style-name="fr2" draw:name="Frame281" text:anchor-type="as-char" svg:width="3.4681in" draw:z-index="54"><draw:text-box fo:min-height="2.9972in"><text:p text:style-name="P15"><draw:frame draw:style-name="fr16" draw:name="Image22" text:anchor-type="as-char" svg:width="2.3028in" svg:height="2.722in" draw:z-index="55"><draw:image xlink:href="Pictures/10000201000000EC0000011743725642.png" xlink:type="simple" xlink:show="embed" xlink:actuate="onLoad"/></draw:frame></text:p><text:p text:style-name="P15">Figure <text:sequence text:ref-name="refFigure19" text:name="Figure" text:formula="ooow:Figure+1" style:num-format="1">20</text:sequence>: Choosing Load/Save VBA Properties</text:p></draw:text-box></draw:frame></text:p>
      <text:list xml:id="list34742817" text:continue-list="list1335920114"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4741552" text:continue-list="list34739331" text:style-name="OOoBullets_20_1">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12">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text:soft-page-break/><draw:frame draw:style-name="fr2" draw:name="Frame282" text:anchor-type="as-char" svg:width="5.4492in" draw:z-index="56"><draw:text-box fo:min-height="3.5791in"><text:p text:style-name="OOoFigureCaption"><draw:frame draw:style-name="fr15" draw:name="Image23" text:anchor-type="paragraph" svg:x="0in" svg:y="0in" svg:width="5.4492in" svg:height="3.4035in" draw:z-index="57"><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alphabetical-index-mark-start text:id="IMark1129994788"/>HTML Compatibility<text:alphabetical-index-mark-end text:id="IMark1129994788"/>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draw:frame draw:style-name="fr6" draw:name="Frame283" text:anchor-type="as-char" svg:width="5.6457in" draw:z-index="58"><draw:text-box fo:min-height="3.2047in"><text:p text:style-name="OOoFigureCaption"><draw:frame draw:style-name="fr15" draw:name="Image24" text:anchor-type="paragraph" svg:x="0in" svg:y="0in" svg:width="5.6283in" svg:height="3.0134in" draw:z-index="59"><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1129994788"/>importing numbers from an HTML page<text:alphabetical-index-mark-end text:id="IMark1129994788"/>, the decimal and thousands separator characters differ according to the locale of the HTML page. The clipboard, however, contains no information about the locale. If this option is <text:span text:style-name="OOoStrongEmphasis">not</text:span> <text:soft-page-break/>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1</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text:alphabetical-index-mark-start text:id="IMark1129994788"/>Language Settings<text:alphabetical-index-mark-end text:id="IMark1129994788"/></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4736680" text:continue-list="list34741552" text:style-name="OOoBullets_20_1">
        <text:list-item>
          <text:p text:style-name="OOoList_20_1_20_Cont.">Change some locale and language settings</text:p>
        </text:list-item>
        <text:list-item>
          <text:p text:style-name="OOoList_20_1_20_End">Choose spelling options</text:p>
        </text:list-item>
      </text:list>
      <text:h text:style-name="P29" text:outline-level="3"><text:soft-page-break/>Install the Required <text:alphabetical-index-mark text:string-value="dictionaries, installing"/>Dictionaries</text:h>
      <text:p text:style-name="P5">AOO automatically installs several dictionaries with the program. To add other dictionaries, be sure you are connected to the Internet, and then use <text:span text:style-name="OOoMenuPath">Tools &gt; Language &gt; Ge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rame284" text:anchor-type="as-char" svg:width="4.4484in" draw:z-index="60"><draw:text-box fo:min-height="2.0016in"><text:p text:style-name="OOoFigureCaption"><draw:frame draw:style-name="fr15" draw:name="Image25" text:anchor-type="paragraph" svg:x="0.0382in" svg:y="0in" svg:width="4.3575in" svg:height="1.8256in" draw:z-index="62"><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rame285" text:anchor-type="as-char" svg:width="4.4126in" draw:z-index="63"><draw:text-box fo:min-height="2.3366in"><text:p text:style-name="OOoFigureCaption"><draw:frame draw:style-name="fr19" draw:name="Image26" text:anchor-type="paragraph" svg:width="4.3945in" svg:height="2.161in" draw:z-index="64"><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text:soft-page-break/><draw:frame text:anchor-type="as-char" draw:z-index="4" draw:style-name="gr1" draw:text-style-name="P34" svg:width="5.2205in" svg:height="3.4303in"><draw:image xlink:href="Pictures/100000000000037600000247EAAD5856.png" xlink:type="simple" xlink:show="embed" xlink:actuate="onLoad"><text:p/></draw:image></draw:frame><draw:frame draw:style-name="fr2" draw:name="Frame287" text:anchor-type="as-char" svg:width="5.2154in" draw:z-index="61"><draw:text-box fo:min-height="0.4417in"><text:p text:style-name="OOoFigureCaption"/><text:p text:style-name="OOoFigureCaption">Figure <text:sequence text:ref-name="refFigure24" text:name="Figure" text:formula="ooow:Figure+1" style:num-format="1">25</text:sequence>: Choosing language options</text:p></draw:text-box></draw:frame></text:p>
      <text:h text:style-name="OOoHeading_20_2" text:outline-level="3">Choose <text:alphabetical-index-mark-start text:id="IMark926970020"/>Spelling Options<text:alphabetical-index-mark-end text:id="IMark926970020"/></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rame288" text:anchor-type="as-char" svg:width="5.7839in" draw:z-index="65"><draw:text-box fo:min-height="3.8571in"><text:p text:style-name="OOoFigureCaption"><draw:frame draw:style-name="fr15" draw:name="Image27" text:anchor-type="paragraph" svg:x="0in" svg:y="0in" svg:width="5.7634in" svg:height="3.6193in" draw:z-index="66"><draw:image xlink:href="Pictures/100000000000025200000175EDAAF87B.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text:soft-page-break/>Some considerations:</text:p>
      <text:list xml:id="list2070272337" text:style-name="OOoBullets_20_1">
        <text:list-item>
          <text:p text:style-name="P33">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34737758" text:continue-list="list34736680" text:style-name="OOoBullets_20_1">
        <text:list-item>
          <text:p text:style-name="OOoList_20_1_20_Cont.">If you use a <text:alphabetical-index-mark-start text:id="IMark159116684"/>custom dictionary<text:alphabetical-index-mark-end text:id="IMark159116684"/>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31" text:outline-level="2"><text:alphabetical-index-mark text:string-value="Internet options"/>Choosing Internet Options</text:h>
      <text:p text:style-name="P8">Use the Internet Options pages to define search engines and save proxy settings for use with OpenOffice.</text:p>
      <text:p text:style-name="OOoTextBody">If you are using a Unix- or Linux-based operating system (including macOS), an additional page of <text:alphabetical-index-mark-start text:id="IMark1129974064"/>E-mail options<text:alphabetical-index-mark-end text:id="IMark1129974064"/> is available, where you can specify the e-mail program to use when you send the current document as e-mail. Under Windows the operating system’s default e-mail program is always used.</text:p>
      <text:p text:style-name="P20"><draw:frame draw:style-name="fr7" draw:name="Frame289" text:anchor-type="as-char" svg:y="-1.0898in" svg:width="4.4339in" draw:z-index="68"><draw:text-box fo:min-height="1.9189in"><text:p text:style-name="OOoFigureCaption"><draw:frame draw:style-name="fr15" draw:name="Image29" text:anchor-type="paragraph" svg:x="0in" svg:y="0in" svg:width="3.5236in" svg:height="1.6965in" draw:z-index="69"><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32" text:outline-level="2">Controlling <text:alphabetical-index-mark-start text:id="IMark1129974064"/>AutoCorrect<text:alphabetical-index-mark-end text:id="IMark1129974064"/> Functions</text:h>
      <text:p text:style-name="P9">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rame290" text:anchor-type="as-char" svg:width="5.5508in" draw:z-index="70"><draw:text-box fo:min-height="4.7374in"><text:p text:style-name="OOoFigureCaption"><draw:frame draw:style-name="fr20" draw:name="Image28" text:anchor-type="paragraph" svg:width="5.5118in" svg:height="4.3744in" draw:z-index="71"><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32"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h>
      <text:p text:style-name="OOoTextBody">You can add and rearrange items on the menu bar, add items to menus, and make other changes.</text:p>
      <text:p text:style-name="OOoTextBody_5f_ListIntro">To customize <text:alphabetical-index-mark-start text:id="IMark1129974064" text:key1="customizing"/>menus<text:alphabetical-index-mark-end text:id="IMark1129974064"/><text:alphabetical-index-mark text:string-value="customizing" text:key1="menus"/>:</text:p>
      <text:list xml:id="list34746793" text:continue-list="list34736715" text:style-name="OOoNum_20_123">
        <text:list-item text:start-value="1">
          <text:p text:style-name="P28">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26">In the Save In drop-down list, choose whether to save this changed menu for the application (for example, OpenOffice Writer) or for a selected document (for example, MyDoc.odt).</text:p>
        </text:list-item>
      </text:list>
      <text:p text:style-name="P10"><text:soft-page-break/><draw:frame draw:style-name="fr8" draw:name="Frame291" text:anchor-type="as-char" svg:width="5.8098in" draw:z-index="9"><draw:text-box fo:min-height="0.6138in"><text:p text:style-name="Standard"><draw:frame text:anchor-type="as-char" svg:y="-4.4701in" draw:z-index="10" draw:style-name="gr2" draw:text-style-name="P34" svg:width="5.8205in" svg:height="4.4689in"><draw:image xlink:href="Pictures/10000000000003B70000030EEB7A6E1A.png" xlink:type="simple" xlink:show="embed" xlink:actuate="onLoad"><text:p/></draw:image></draw:frame></text:p><text:p text:style-name="OOoFigureCaption">Figure <text:sequence text:ref-name="refFigure28" text:name="Figure" text:formula="ooow:Figure+1" style:num-format="1">29</text:sequence>. The Menus page of the Customize dialog</text:p></draw:text-box></draw:frame></text:p>
      <text:list xml:id="list34752386"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1">To </text:span></text:span>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34741050" text:continue-list="list34752386"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9" draw:name="Frame292" text:anchor-type="as-char" svg:width="4.3528in" draw:z-index="39"><draw:text-box fo:min-height="3.998in"><text:p text:style-name="OOoFigureCaption"><draw:frame draw:style-name="fr16" draw:name="graphics440" text:anchor-type="as-char" svg:width="4.3528in" svg:height="3.8591in" draw:z-index="42"><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_5f_ListIntro">In addition to renaming, you can specify a keyboard shortcut that allows you to select a menu command when you press <text:span text:style-name="OOoKeystroke">Alt+</text:span> an underlined letter in a menu command.</text:p>
      <text:list xml:id="list34759857" text:continue-list="list34741050"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1" draw:name="graphics441" text:anchor-type="as-char" svg:y="-0.2634in" svg:width="0.4307in" svg:height="0.398in" draw:z-index="43"><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rame293" text:anchor-type="as-char" svg:width="6.3409in" draw:z-index="11"><draw:text-box fo:min-height="4.8209in"><text:p text:style-name="OOoFigureCaption"><draw:frame text:anchor-type="as-char" draw:z-index="12" draw:style-name="gr1" draw:text-style-name="P34" svg:width="6.3406in" svg:height="4.6598in"><draw:image xlink:href="Pictures/100000000000036F00000286A9AD0240.png" xlink:type="simple" xlink:show="embed" xlink:actuate="onLoad"><text:p/></draw:image></draw:frame></text:p><text:p text:style-name="OOoFigureCaption">Figure <text:sequence text:ref-name="refFigure30" text:name="Figure" text:formula="ooow:Figure+1" style:num-format="1">31</text:sequence>: Adding a command to a menu</text:p></draw:text-box></draw:frame></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4762253" text:continue-list="list34737758"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Cho</text:span>ose <text:span text:style-name="OOoMenuPath">View &gt; Toolbars &gt; Customize</text:span> from t<text:span text:style-name="T1">he menu bar.</text:span></text:p>
        </text:list-item>
        <text:list-item>
          <text:p text:style-name="OOoList_20_1_20_End"><text:span text:style-name="T1">Choo</text:span>se <text:span text:style-name="OOoMenuPath">Tools &gt; Customize</text:span> from t<text:span text:style-name="T1">he menu bar and pick t</text:span>he <text:span text:style-name="OOoMenuPath">Toolbars</text:span> page (<text:sequence-ref text:reference-format="category-and-value" text:ref-name="refFigure31">Figure 32</text:sequence-ref>).</text:p>
        </text:list-item>
      </text:list>
      <text:p text:style-name="P11">To customize toolbars:</text:p>
      <text:list xml:id="list34752176" text:continue-list="list34759857"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1">button, or </text:span></text:span>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text:anchor-type="as-char" draw:z-index="13" draw:style-name="gr1" draw:text-style-name="P34" svg:width="6.3303in" svg:height="5.1205in"><draw:image xlink:href="Pictures/10000000000003B5000002FF1A0322B3.png" xlink:type="simple" xlink:show="embed" xlink:actuate="onLoad"><text:p/></draw:image></draw:frame><draw:frame draw:style-name="fr6" draw:name="Frame294" text:anchor-type="as-char" svg:width="6.3299in" draw:z-index="67"><draw:text-box fo:min-height="0.3138in"><text:p text:style-name="OOoFigureCaption"/><text:p text:style-name="OOoFigureCaption">Figure <text:sequence text:ref-name="refFigure31" text:name="Figure" text:formula="ooow:Figure+1" style:num-format="1">32</text:sequence>. The Toolbars page of the Customize dialog</text:p></draw:text-box></draw:frame></text:p>
      <text:h text:style-name="OOoHeading_20_3" text:outline-level="4"><text:soft-page-break/><text:alphabetical-index-mark text:string-value="creating" text:key1="toolbars"/>Creating a New Toolbar</text:h>
      <text:p text:style-name="OOoTextBody_5f_ListIntro">To create a new toolbar:</text:p>
      <text:list xml:id="list34745801" text:continue-list="list34752176" text:style-name="OOoNum_20_123">
        <text:list-item text:start-value="1">
          <text:p text:style-name="OOoNum_20_123_20_Start"><text:span text:style-name="OOoMenuPath"><text:span text:style-name="T1">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alphabetical-index-mark text:string-value="adding commands" text:key1="toolbars"/>Adding a Command to a Toolbar</text:h>
      <text:p text:style-name="OOoTextBody_5f_ListIntro">If the list of available buttons for a toolbar does not include all the commands you want on that toolbar, you can add commands. When you create a new toolbar, you need to add commands to it.</text:p>
      <text:list xml:id="list34765010" text:continue-list="list34745801"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rame295" text:anchor-type="as-char" svg:width="5.8583in" draw:z-index="46"><draw:text-box fo:min-height="3.2709in"><text:p text:style-name="OOoFigureCaption"><draw:frame draw:style-name="fr22" draw:name="graphics445" text:anchor-type="as-char" svg:width="5.8583in" svg:height="3.0457in" draw:z-index="48"><draw:image xlink:href="Pictures/100000000000025C0000013A12F2A78D.png" xlink:type="simple" xlink:show="embed" xlink:actuate="onLoad"/></draw:frame></text:p><text:p text:style-name="OOoFigureCaption">Figure <text:sequence text:ref-name="refFigure32" text:name="Figure" text:formula="ooow:Figure+1" style:num-format="1">33</text:sequence>: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8">in the PNG file format</text:span>.</text:p>
      <text:h text:style-name="OOoHeading_20_2" text:outline-level="3">Assigning Shortcut Keys</text:h>
      <text:p text:style-name="OOoTextBody">In addition to using the built-in <text:alphabetical-index-mark-start text:id="IMark176282352" text:key1="customizing"/><text:alphabetical-index-mark text:string-value="assigning" text:key1="keyboard shortcuts"/>keyboard shortcuts<text:alphabetical-index-mark-end text:id="IMark176282352"/>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1" draw:name="graphics448" text:anchor-type="as-char" svg:y="-0.2634in" svg:width="0.4307in" svg:height="0.398in" draw:z-index="32"><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_5f_ListIntro"><text:span text:style-name="OOoDefault">To adapt shortcut keys to your needs, use the </text:span><text:alphabetical-index-mark text:string-value="customizing" text:key1="keyboard shortcuts"/><text:span text:style-name="OOoDefault">Customize dialog, as described below.</text:span></text:p>
      <text:list xml:id="list34758001" text:continue-list="list34765010"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1">.</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5">Shortcut keys</text:span></text:span> list<text:span text:style-name="OOoDefault"> and click the </text:span><text:span text:style-name="OOoMenuPath">Modify</text:span><text:span text:style-name="OOoMenuPath"><text:span text:style-name="T1"> </text:span></text:span>button at the upp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7">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1">. T</text:span></text:span>he Keyboard page of the Customize dialog (<text:sequence-ref text:reference-format="category-and-value" text:ref-name="refFigure33">Figure 34</text:sequence-ref>) opens.</text:p>
        </text:list-item>
      </text:list>
      <text:p text:style-name="OOoFigure"><text:soft-page-break/><draw:frame text:anchor-type="as-char" draw:z-index="14" draw:style-name="gr1" draw:text-style-name="P34" svg:width="6.1303in" svg:height="5.4906in"><draw:image xlink:href="Pictures/10000000000003A00000033F6A053B4D.png" xlink:type="simple" xlink:show="embed" xlink:actuate="onLoad"><text:p/></draw:image></draw:frame><draw:frame draw:style-name="fr10" draw:name="Frame300" text:anchor-type="as-char" svg:width="6.1256in" draw:z-index="26"><draw:text-box fo:min-height="0.4882in"><text:p text:style-name="P25"/><text:p text:style-name="OOoFigureCaption">Figure <text:sequence text:ref-name="refFigure33" text:name="Figure" text:formula="ooow:Figure+1" style:num-format="1">34</text:sequence>. Defining keyboard shortcuts for applying styles</text:p></draw:text-box></draw:frame></text:p>
      <text:list xml:id="list34753346" text:continue-numbering="true" text:style-name="OOoNum_20_123">
        <text:list-item>
          <text:p text:style-name="P26">To have the shortcut key assignment available only with one component (for example, Writer), select that component’s name in the upper right corner of the page; otherwise select <text:span text:style-name="OOoMenuPath">OpenOffice</text:span> button<text:span text:style-name="T1"> to</text:span> make it available to every component<text:span text:style-name="T1">.</text:span></text:p>
        </text:list-item>
        <text:list-item>
          <text:p text:style-name="P26">Choose the shortcut keys you want to assign a style to. In this example, we have selected <text:span text:style-name="OOoKeystroke">Ctrl+9</text:span>.</text:p>
        </text:list-item>
        <text:list-item>
          <text:p text:style-name="P26">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item>
          <text:p text:style-name="P26">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
      <text:list xml:id="list34744585" text:continue-list="list34758001" text:style-name="OOoNum_20_123">
        <text:list-item>
          <text:p text:style-name="OOoNum_20_123_20_Cont.">To assign <text:span text:style-name="OOoKeystroke">Ctrl+9</text:span> to be the shortcut key combination for the <text:span text:style-name="T7">List 1</text:span> style, select <text:span text:style-name="OOoEmphasis"><text:span text:style-name="T5">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soft-page-break/>Saving Changes to a File</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4761818" text:continue-list="list34744585"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34756076" text:continue-list="list34761818"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1" draw:name="Frame302" text:anchor-type="as-char" svg:width="6.352in" draw:z-index="16"><draw:text-box fo:min-height="4.1429in"><text:p text:style-name="OOoFigureCaption"><draw:frame draw:style-name="fr22" draw:name="graphics1" text:anchor-type="as-char" svg:width="6.352in" svg:height="3.898in" draw:z-index="17"><draw:image xlink:href="Pictures/100000000000040100000275F906CC8F.png" xlink:type="simple" xlink:show="embed" xlink:actuate="onLoad"/></draw:frame></text:p><text:p text:style-name="OOoFigureCaption">Figure <text:sequence text:ref-name="refFigure34" text:name="Figure" text:formula="ooow:Figure+1" style:num-format="1">35</text:sequence>: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927003180"/>shared extension<text:alphabetical-index-mark-end text:id="IMark927003180"/>, you need write access to the Apache OpenOffice installation directory.</text:p>
          </table:table-cell>
        </table:table-row>
      </table:table>
      <text:p text:style-name="OOoPageBrea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italic"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text:p>
      </style:footer>
    </style:master-page>
    <style:master-page style:name="OOoFrontMatter" style:page-layout-name="Mpm7">
      <style:footer>
        <text:p text:style-name="MP2"><text:title>Chapter 11 
Setting Up and Customizing Apache OpenOffice</text:title> | <text:page-number text:select-page="current"/></text:p>
      </style:footer>
      <style:footer-left>
        <text:p text:style-name="OOoFooter"><text:page-number text:select-page="current"/>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33</text:page-number></text:p>
      </style:footer>
      <style:footer-left>
        <text:p text:style-name="OOoFooter"><text:page-number text:select-page="current">32</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2-07-27T14:51:49.09</dc:date>
    <dc:creator>Keith McKenna</dc:creator>
    <meta:editing-duration>PT11H42M46S</meta:editing-duration>
    <meta:editing-cycles>70</meta:editing-cycles>
    <meta:generator>OpenOffice/4.1.13$Win32 OpenOffice.org_project/4113m1$Build-9810</meta:generator>
    <meta:keyword>Version 4.1</meta:keyword>
    <dc:subject>Apache OpenOffice User Guides</dc:subject>
    <meta:document-statistic meta:table-count="15" meta:image-count="32" meta:object-count="0" meta:page-count="33" meta:paragraph-count="429" meta:word-count="7798" meta:character-count="45401"/>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